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5ed7c" officeooo:paragraph-rsid="0015ed7c"/>
    </style:style>
    <style:style style:name="P2" style:family="paragraph" style:parent-style-name="Text_20_body">
      <style:text-properties officeooo:rsid="0015ed7c" officeooo:paragraph-rsid="0015ed7c"/>
    </style:style>
    <style:style style:name="P3" style:family="paragraph" style:parent-style-name="Subtitle">
      <style:text-properties officeooo:rsid="0015ed7c" officeooo:paragraph-rsid="0015ed7c"/>
    </style:style>
    <style:style style:name="P4" style:family="paragraph" style:parent-style-name="Text_20_body">
      <style:text-properties officeooo:rsid="00176ef6" officeooo:paragraph-rsid="00176ef6"/>
    </style:style>
    <style:style style:name="P5" style:family="paragraph" style:parent-style-name="Text_20_body" style:list-style-name="L1">
      <style:text-properties officeooo:rsid="00182dc3" officeooo:paragraph-rsid="00182dc3"/>
    </style:style>
    <style:style style:name="P6" style:family="paragraph" style:parent-style-name="Heading_20_1">
      <style:text-properties officeooo:rsid="0015ed7c" officeooo:paragraph-rsid="0015ed7c"/>
    </style:style>
    <style:style style:name="P7" style:family="paragraph" style:parent-style-name="Heading_20_1">
      <style:text-properties officeooo:rsid="00176ef6" officeooo:paragraph-rsid="00176ef6"/>
    </style:style>
    <style:style style:name="P8" style:family="paragraph" style:parent-style-name="Heading_20_1">
      <style:text-properties officeooo:rsid="00182dc3" officeooo:paragraph-rsid="00182dc3"/>
    </style:style>
    <style:style style:name="P9" style:family="paragraph" style:parent-style-name="Heading_20_1">
      <style:paragraph-properties fo:break-before="page"/>
      <style:text-properties officeooo:rsid="0015ed7c" officeooo:paragraph-rsid="0015ed7c"/>
    </style:style>
    <style:style style:name="T1" style:family="text">
      <style:text-properties officeooo:rsid="00182d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Concept</text:p>
      <text:p text:style-name="P3">Timo Jansen</text:p>
      <text:p text:style-name="P2"/>
      <text:h text:style-name="P9" text:outline-level="1">Introductie</text:h>
      <text:p text:style-name="P2">In het begin had ik niet echt een goed idee wat ik wilde gaan doen voor mijn applicatie en het enige idee wat ik had was een soort uren applicatie voor mijn bijbaan. Maar nadat ik hier wat meer over na heb gedacht was ik tot de conclusie gekomen dat dit niet echt een applicatie zou zijn waar ik de leerdoelen mee kan aantonen en dat dit meer iets is voor een persoonlijk zij-project. </text:p>
      <text:p text:style-name="P2">Om met een nieuw concept te komen ben ik terug gaan kijken op ideeën voor projecten die we bij oude proftaken hebben besproken om wat ideeën op te doen voor een applicatie. Zo ben ik bij mijn concept gekomen voor een soort Auto Finder game/app.</text:p>
      <text:h text:style-name="P6" text:outline-level="1">Het Idee</text:h>
      <text:p text:style-name="P2">Ik wil een soort game maken waar de app de speler opdrachten kan geven om bepaalde soort auto’s te vinden. Dit kan verschillen tussen simpele opdrachten als “Zoek een zwarte auto” naar wat moeilijkere opdrachten als “Zoek een oude generatie Renault Twingo”. Nadat de speler een auto heeft gevonden met de kenmerken die gegeven zijn is het de taak van de speler om met de camera een soort foto te maken van het kenteken van de auto, vervolgens leest de applicatie het kenteken uit de foto en gaat het systeem kijken of dit kenteken ook daadwerkelijk gekoppeld is aan de juiste soort auto. Om dit te kijken wil ik de publieke API van het RDW gaan gebruiken waar je databases kan vinden van alle auto’s in Nederland waarin verschillende kenmerken van de auto’s beschreven staan. (Kenteken, kleur, bouwjaar, type, model, enz)</text:p>
      <text:h text:style-name="P6" text:outline-level="1">Moeilijkheden</text:h>
      <text:p text:style-name="P2">Ten eerste wordt het een uitdaging om het kenteken van een auto uit te lezen uit een foto, maar ik heb hier al wat over opgezocht en heb gezien dat daar libraries voor bestaan die het een stuk gemakkelijker maken.</text:p>
      <text:p text:style-name="P2">Ten tweede is de uitdaging om de API van het RDW te implementeren in mijn applicatie, maar na wat geëxperimenteerd te hebben met databases in android studio denk ik dat dit nog niet eens zo heel lastig moet zijn.</text:p>
      <text:h text:style-name="P7" text:outline-level="1">User Experience</text:h>
      <text:p text:style-name="P4">Natuurlijk hoort er bij een applicatie zoals deze een User Interface, en hierin wil ik de user experiences gaan implementeren. Zo kan ik natuurlijk gamification toevoegen door punten toe te kennen aan succesvolle vonsten en kan ik kijken naar hoe ik de stijlen kan toepassen aan mensen die dit soort games leuk zouden vinden.</text:p>
      <text:h text:style-name="P8" text:outline-level="1">Feedback</text:h>
      <text:list xml:id="list3696941340" text:style-name="L1">
        <text:list-item>
          <text:p text:style-name="P5">Alleen het geven van punten aan de gebruikers na assignments is niet genoeg</text:p>
        </text:list-item>
        <text:list-item>
          <text:p text:style-name="P5">Misschien kunnen gebruikers collecties hebben van speciale auto’s/merken</text:p>
        </text:list-item>
        <text:list-item>
          <text:p text:style-name="P5">Achieve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2:46:06.744996919</meta:creation-date>
    <dc:date>2018-03-15T11:09:46.244461142</dc:date>
    <meta:editing-duration>PT3M52S</meta:editing-duration>
    <meta:editing-cycles>2</meta:editing-cycles>
    <meta:generator>LibreOffice/5.4.5.1$Linux_X86_64 LibreOffice_project/40m0$Build-1</meta:generator>
    <meta:document-statistic meta:table-count="0" meta:image-count="0" meta:object-count="0" meta:page-count="2" meta:paragraph-count="16" meta:word-count="429" meta:character-count="2447" meta:non-whitespace-character-count="2036"/>
  </office:meta>
</office:document-meta>
</file>